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335cm" style:rel-column-width="9002*"/>
    </style:style>
    <style:style style:name="Tabela1.B" style:family="table-column">
      <style:table-column-properties style:column-width="3.519cm" style:rel-column-width="13565*"/>
    </style:style>
    <style:style style:name="Tabela1.C" style:family="table-column">
      <style:table-column-properties style:column-width="11.146cm" style:rel-column-width="429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line-height="150%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style:text-properties style:font-name="Trebuchet MS" fo:font-size="14pt" style:font-size-asian="14pt" style:font-size-complex="14pt"/>
    </style:style>
    <style:style style:name="P10" style:family="paragraph">
      <style:paragraph-properties fo:text-align="center"/>
      <style:text-properties style:font-name="Trebuchet MS" fo:font-size="11pt" style:font-size-asian="11pt" style:font-size-complex="11pt"/>
    </style:style>
    <style:style style:name="P11" style:family="paragraph">
      <style:paragraph-properties fo:text-align="center"/>
      <style:text-properties style:font-name="Trebuchet MS" fo:font-size="14pt" style:font-size-asian="14pt" style:font-size-complex="14pt"/>
    </style:style>
    <style:style style:name="P12" style:family="paragraph">
      <style:text-properties fo:font-size="12pt"/>
    </style:style>
    <style:style style:name="P13" style:family="paragraph">
      <style:paragraph-properties fo:line-height="150%"/>
      <style:text-properties style:font-name="Trebuchet MS" fo:font-size="15pt" style:font-size-asian="15pt" style:font-size-complex="15pt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fo:background-color="#ff0000"/>
    </style:style>
    <style:style style:name="T8" style:family="text">
      <style:text-properties style:font-name="Trebuchet MS" fo:font-size="14pt" style:font-size-asian="14pt" style:font-size-complex="14pt"/>
    </style:style>
    <style:style style:name="T9" style:family="text">
      <style:text-properties style:font-name="Trebuchet MS" fo:font-size="11pt" style:font-size-asian="11pt" style:font-size-complex="11pt"/>
    </style:style>
    <style:style style:name="T10" style:family="text">
      <style:text-properties style:font-name="Trebuchet MS"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fill="solid" draw:fill-color="#ffffcc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746cm" style:run-through="foreground"/>
    </style:style>
    <style:style style:name="gr4" style:family="graphic">
      <style:graphic-properties draw:fill="solid" draw:fill-color="#eeeeee" draw:textarea-horizontal-align="center" draw:textarea-vertical-align="middle" style:run-through="foreground"/>
    </style:style>
    <style:style style:name="gr5" style:family="graphic">
      <style:graphic-properties draw:textarea-horizontal-align="justify" draw:textarea-vertical-align="middle" draw:auto-grow-height="false" fo:min-height="0cm" fo:min-width="0cm" style:run-through="foreground"/>
    </style:style>
    <style:style style:name="gr6" style:family="graphic">
      <style:graphic-properties draw:stroke="none" svg:stroke-color="#000000" draw:fill="none" draw:fill-color="#ffffff" fo:min-height="1.148cm" style:run-through="foreground"/>
    </style:style>
    <style:style style:name="gr7" style:family="graphic">
      <style:graphic-properties draw:stroke="none" svg:stroke-color="#000000" draw:fill="none" draw:fill-color="#ffffff" fo:min-height="1.254cm" style:run-through="foreground"/>
    </style:style>
    <style:style style:name="gr8" style:family="graphic">
      <style:graphic-properties draw:fill="solid" draw:fill-color="#cfe7f5" draw:textarea-horizontal-align="justify" draw:textarea-vertical-align="middle" draw:auto-grow-height="false" fo:min-height="0cm" fo:min-width="0cm" style:run-through="foreground"/>
    </style:style>
    <style:style style:name="gr9" style:family="graphic">
      <style:graphic-properties draw:stroke="dash" draw:stroke-dash="Fine_20_Dashed_20__28_var_29_" draw:marker-start="Groty_20_strzałek_20_1" draw:fill="solid" draw:fill-color="#ffffcc" draw:textarea-horizontal-align="center" draw:textarea-vertical-align="middle" style:run-through="foreground"/>
    </style:style>
    <style:style style:name="gr10" style:family="graphic">
      <style:graphic-properties draw:stroke="dash" draw:stroke-dash="Ultrafine_20_Dashed" draw:marker-start="Groty_20_strzałek_20_1" draw:fill="solid" draw:fill-color="#ffffcc" draw:textarea-horizontal-align="center" draw:textarea-vertical-align="middle" style:run-through="foreground"/>
    </style:style>
    <style:style style:name="gr11" style:family="graphic">
      <style:graphic-properties draw:stroke="dash" draw:stroke-dash="Fine_20_Dashed_20__28_var_29_" draw:marker-start="Groty_20_strzałek_20_1" draw:fill="solid" draw:fill-color="#ffcc99" draw:textarea-horizontal-align="justify" draw:textarea-vertical-align="middle" draw:auto-grow-height="false" fo:min-height="0cm" fo:min-width="0cm" style:run-through="foreground"/>
    </style:style>
    <style:style style:name="gr12" style:family="graphic">
      <style:graphic-properties draw:stroke="solid" draw:stroke-dash="Fine_20_Dashed_20__28_var_29_" draw:marker-start="Groty_20_strzałek_20_1" draw:fill="solid" draw:fill-color="#ffcc99" draw:textarea-horizontal-align="justify" draw:textarea-vertical-align="middle" draw:auto-grow-height="false" fo:min-height="0cm" fo:min-width="0cm" style:run-through="foreground"/>
    </style:style>
    <style:style style:name="gr13" style:family="graphic">
      <style:graphic-properties draw:stroke="none" draw:stroke-dash="Fine_20_Dashed_20__28_var_29_" svg:stroke-color="#000000" draw:marker-start="Groty_20_strzałek_20_1" draw:fill="none" draw:fill-color="#ffffff" fo:min-height="5.904cm" draw:fontwork-style="rotate" draw:fontwork-adjust="left" draw:fontwork-distance="0.176cm" draw:fontwork-start="3.175cm" draw:fontwork-mirror="true" draw:fontwork-shadow-offset-x="0cm" draw:fontwork-shadow-offset-y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emat architektury systemu – struktura programowa</text:p>
      <text:p text:style-name="P4"><draw:g text:anchor-type="paragraph" draw:z-index="0" draw:style-name="gr1"><draw:rect draw:style-name="gr2" draw:text-style-name="P8" svg:width="10.099cm" svg:height="1.726cm" svg:x="1.351cm" svg:y="0.171cm"><text:p/></draw:rect><draw:frame draw:style-name="gr3" draw:text-style-name="P9" svg:width="5.164cm" svg:height="0.747cm" svg:x="2.131cm" svg:y="0.836cm"><draw:text-box><text:p><text:span text:style-name="T8">Warstwa prezentacji</text:span></text:p></draw:text-box></draw:frame><draw:ellipse draw:style-name="gr4" draw:text-style-name="P10" svg:width="2.655cm" svg:height="1.22cm" svg:x="8.015cm" svg:y="0.439cm"><text:p text:style-name="P8"><text:span text:style-name="T9">Kontrolery</text:span></text:p></draw:ellipse><draw:custom-shape draw:style-name="gr5" svg:width="0.636cm" svg:height="0.853cm" svg:x="6.082cm" svg:y="2.064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draw:style-name="gr2" draw:text-style-name="P8" svg:width="10.212cm" svg:height="1.966cm" svg:x="1.353cm" svg:y="3.076cm"><text:p/></draw:rect><draw:frame draw:style-name="gr6" draw:text-style-name="P11" svg:width="4.791cm" svg:height="1.149cm" svg:x="1.84cm" svg:y="3.529cm"><draw:text-box><text:p text:style-name="P8"><text:span text:style-name="T8">Warstwa logiki biznsowej</text:span></text:p></draw:text-box></draw:frame><draw:ellipse draw:style-name="gr4" draw:text-style-name="P10" svg:width="2.77cm" svg:height="1.193cm" svg:x="8.015cm" svg:y="3.478cm"><text:p text:style-name="P8"><text:span text:style-name="T9">CQRS + ES</text:span></text:p></draw:ellipse><draw:rect draw:style-name="gr2" draw:text-style-name="P8" svg:width="10.242cm" svg:height="2.745cm" svg:x="1.351cm" svg:y="6.223cm"><text:p/></draw:rect><draw:frame draw:style-name="gr7" draw:text-style-name="P11" svg:width="3.232cm" svg:height="1.255cm" svg:x="4.842cm" svg:y="7.147cm"><draw:text-box><text:p text:style-name="P8"><text:span text:style-name="T8">Warstwa danych</text:span></text:p></draw:text-box></draw:frame><draw:custom-shape draw:style-name="gr8" svg:width="1.675cm" svg:height="1.758cm" svg:x="8.216cm" svg:y="6.88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8" draw:text-style-name="P12" svg:width="1.68cm" svg:height="1.786cm" svg:x="3.163cm" svg:y="6.85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8" draw:text-style-name="P12" svg:width="0.757cm" svg:height="0.86cm" svg:x="3.572cm" svg:y="5.1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8" draw:text-style-name="P12" svg:width="0.754cm" svg:height="0.83cm" svg:x="8.652cm" svg:y="5.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draw:style-name="gr9" draw:text-style-name="P8" svg:x1="4.841cm" svg:y1="8.294cm" svg:x2="8.073cm" svg:y2="8.294cm"><text:p/></draw:line><draw:rect draw:style-name="gr10" draw:text-style-name="P8" svg:width="1.888cm" svg:height="8.377cm" svg:x="13.199cm" svg:y="0.317cm"><text:p/></draw:rect><draw:custom-shape draw:style-name="gr11" svg:width="0.983cm" svg:height="0.532cm" svg:x="11.809cm" svg:y="7.15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2" svg:width="1.121cm" svg:height="0.556cm" svg:x="11.809cm" svg:y="3.62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2" svg:width="1.121cm" svg:height="0.556cm" svg:x="11.809cm" svg:y="7.15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2" svg:width="1.121cm" svg:height="0.555cm" svg:x="11.728cm" svg:y="0.92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3" draw:text-style-name="P13" svg:width="0.708cm" svg:height="5.905cm" svg:x="13.832cm" svg:y="2.977cm"><draw:text-box><text:p><text:span text:style-name="T10">C o m m o n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Uwagi dotyczące implementacji</text:p>
      <text:list xml:id="list8797162034690863761" text:style-name="L1">
        <text:list-item>
          <text:p text:style-name="P3">Środowisko</text:p>
        </text:list-item>
      </text:list>
      <text:p text:style-name="P5"><text:tab/>Do implementacji części serwerowej użyto środowiska Microsoft Visual Studio 2015. Solucja składa się z siedmiu projektów, z czego jeden jest przeznaczony na testy. Kod jest napisany w języku C#.</text:p>
      <text:p text:style-name="P5"/>
      <text:p text:style-name="P2"><text:s text:c="6"/>2. Preferencje programistów</text:p>
      <text:p text:style-name="P5"><text:tab/>Przed rozpoczęciem programowania zespół odbył rozmowę, ustalając konwencje nazywania zmiennych oraz inne zasady, które nie są sztywno zdefiniowane w standardach pisania kodu w C#. <text:s/>Zespół w tym składzie wykonywał już wiele projektów, dzięki czemu można było sukcesywnie planować i rozdzielać zadania. Ponadto wstępną wersję serwera napisano używając metody programowania w parze, co zaowocowało przejrzystością i zrozumiałością kodu, a także nakreśliło pewne wytyczne co do dalszego rozwoju projektu.</text:p>
      <text:p text:style-name="P5"/>
      <text:p text:style-name="P2"><text:s text:c="6"/>3. Instalacja bibliotek</text:p>
      <text:p text:style-name="P5"><text:tab/>Do instalacji potrzebnych pakietów zespół używał menedżera NuGet<text:note text:id="ftn1" text:note-class="footnote"><text:note-citation>1</text:note-citation><text:note-body><text:p text:style-name="Footnote">www.nuget.org</text:p></text:note-body></text:note>, który pozwalał na instalację bibliotek z centralnego repozytorium oraz zarządzanie ich wersją dla całej solucji.</text:p>
      <text:p text:style-name="P5"/>
      <text:p text:style-name="P2"><text:s text:c="6"/>4. Organizacja projektu</text:p>
      <text:p text:style-name="P5"><text:tab/>Podział aplikacji na trzy warstwy został dokonany nie tylko ze względu na chęć logicznego rozdzielenia czy łatwości utrzymania. <text:span text:style-name="T7">Dodatkową korzyścią</text:span> była testowalność oraz wzrost bezpieczeństwa danych w bazie.</text:p>
      <text:p text:style-name="P5"/>
      <text:p text:style-name="P2">Struktura solucji.</text:p>
      <text:p text:style-name="P5"><text:tab/>Przedstawionych zostanie sześć z siedmiu projektów, z pominięciem <text:span text:style-name="T7">tego</text:span> w którym znajdują się testy, ponieważ nie wnosi on nic w kwestii logicznego podziału solucji. Ponadto w poszczególnych projektach <text:soft-page-break/>niektóre foldery również nie zostaną uwzględnione, aby zachować przejrzystość i zrozumiałość podziału. 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">Nazwa Projektu</text:p>
          </table:table-cell>
          <table:table-cell table:style-name="Tabela1.A1" office:value-type="string">
            <text:p text:style-name="P6">Folder / Plik</text:p>
          </table:table-cell>
          <table:table-cell table:style-name="Tabela1.C1" office:value-type="string">
            <text:p text:style-name="P6">Opis</text:p>
          </table:table-cell>
        </table:table-row>
        <table:table-row>
          <table:table-cell table:style-name="Tabela1.A2" office:value-type="string">
            <text:p text:style-name="P6">Common</text:p>
          </table:table-cell>
          <table:table-cell table:style-name="Tabela1.A2" office:value-type="string">
            <text:p text:style-name="P7">Exceptions</text:p>
          </table:table-cell>
          <table:table-cell table:style-name="Tabela1.C2" office:value-type="string">
            <text:p text:style-name="P7">Projekt ten jest widoczny w obrębie całej aplikacji. W zamyśle ma <text:s/>on przechowywać implementacje, których widoczność nie stanowi niebezpieczeństwa dla aplikacji, a ponadto są one wykorzystywane w wielu projektach. Przykładem jest tutaj folder Exceptions przechowujący implementację możliwych wyjątków.</text:p>
          </table:table-cell>
        </table:table-row>
        <table:table-row>
          <table:table-cell table:style-name="Tabela1.A2" table:number-rows-spanned="2" office:value-type="string">
            <text:p text:style-name="P6">DataAccess</text:p>
          </table:table-cell>
          <table:table-cell table:style-name="Tabela1.A2" office:value-type="string">
            <text:p text:style-name="P7">Repositories</text:p>
          </table:table-cell>
          <table:table-cell table:style-name="Tabela1.C2" office:value-type="string">
            <text:p text:style-name="P7">Projekt zarządza dostępem do relacyjnej bazy danych. Folder Repositories oprócz bazowej pary: klasa, interfejs zawiera interfejsy po jednym dla każdej encji oraz ich implementacje <text:span text:style-name="T7">umiesczone</text:span> w podfolderze Implementations.</text:p>
          </table:table-cell>
        </table:table-row>
        <table:table-row>
          <table:covered-table-cell/>
          <table:table-cell table:style-name="Tabela1.A2" office:value-type="string">
            <text:p text:style-name="P7">.edmx</text:p>
          </table:table-cell>
          <table:table-cell table:style-name="Tabela1.C2" office:value-type="string">
            <text:p text:style-name="P7">Plik zawiera model bazy oraz jego mapowania w formie XML. Dodatkowo zawiera informacje niezbędne do graficznego wyrenderowania schematu bazy.</text:p>
          </table:table-cell>
        </table:table-row>
        <table:table-row>
          <table:table-cell table:style-name="Tabela1.A2" table:number-columns-spanned="2" office:value-type="string">
            <text:p text:style-name="P6">DataAccessDenormalized</text:p>
          </table:table-cell>
          <table:covered-table-cell/>
          <table:table-cell table:style-name="Tabela1.C2" office:value-type="string">
            <text:p text:style-name="P7">Projekt ma identyczną strukturę, co poprzedni. Różnica polega na tym, że odnosi się on do<text:span text:style-name="T7"> </text:span>zdenormalizowanej bazy danych</text:p>
          </table:table-cell>
        </table:table-row>
        <table:table-row>
          <table:table-cell table:style-name="Tabela1.A2" table:number-rows-spanned="8" office:value-type="string">
            <text:p text:style-name="P6">CQRS</text:p>
          </table:table-cell>
          <table:table-cell table:style-name="Tabela1.A2" office:value-type="string">
            <text:p text:style-name="P7">Queries</text:p>
          </table:table-cell>
          <table:table-cell table:style-name="Tabela1.C2" office:value-type="string">
            <text:p text:style-name="P7">Projekt CQRS zawiera klasy bazowe oraz interfejsy, które one implementują. Nie zawiera się w nim logika biznesowa, a jedynie podstawowa struktura komunikacji i wymiany informacji. </text:p>
            <text:p text:style-name="P7">Folder Queries zawiera klasę reprezentującą zapytanie oraz jego wynik.</text:p>
          </table:table-cell>
        </table:table-row>
        <table:table-row>
          <table:covered-table-cell/>
          <table:table-cell table:style-name="Tabela1.A2" office:value-type="string">
            <text:p text:style-name="P7">QueryHandlers</text:p>
          </table:table-cell>
          <table:table-cell table:style-name="Tabela1.C2" office:value-type="string">
            <text:p text:style-name="P7">Zawiera <text:span text:style-name="T7">interfejsy</text:span> dla klas wykonujących zapytanie.</text:p>
          </table:table-cell>
        </table:table-row>
        <table:table-row>
          <table:covered-table-cell/>
          <table:table-cell table:style-name="Tabela1.A2" office:value-type="string">
            <text:p text:style-name="P7">Commands</text:p>
          </table:table-cell>
          <table:table-cell table:style-name="Tabela1.C2" office:value-type="string">
            <text:p text:style-name="P7">Zawiera <text:span text:style-name="T7">podstawowe komendy</text:span>.</text:p>
          </table:table-cell>
        </table:table-row>
        <table:table-row>
          <table:covered-table-cell/>
          <table:table-cell table:style-name="Tabela1.A2" office:value-type="string">
            <text:p text:style-name="P7">CommandHandlers</text:p>
          </table:table-cell>
          <table:table-cell table:style-name="Tabela1.C2" office:value-type="string">
            <text:p text:style-name="P7">Zawiera <text:span text:style-name="T7">interfejsy</text:span> dla wykonania komendy.</text:p>
          </table:table-cell>
        </table:table-row>
        <table:table-row>
          <table:covered-table-cell/>
          <table:table-cell table:style-name="Tabela1.A2" office:value-type="string">
            <text:p text:style-name="P7">Events</text:p>
          </table:table-cell>
          <table:table-cell table:style-name="Tabela1.C2" office:value-type="string">
            <text:p text:style-name="P7">Zawiera podstawowe zdarzenie.</text:p>
          </table:table-cell>
        </table:table-row>
        <table:table-row>
          <table:covered-table-cell/>
          <table:table-cell table:style-name="Tabela1.A2" office:value-type="string">
            <text:p text:style-name="P7">EventHandlers</text:p>
          </table:table-cell>
          <table:table-cell table:style-name="Tabela1.C2" office:value-type="string">
            <text:p text:style-name="P7">Zawiera <text:span text:style-name="T7">interfejsy</text:span> dla reakcji na zdarzenie</text:p>
          </table:table-cell>
        </table:table-row>
        <table:table-row>
          <table:covered-table-cell/>
          <table:table-cell table:style-name="Tabela1.A2" office:value-type="string">
            <text:p text:style-name="P7">Messaging</text:p>
          </table:table-cell>
          <table:table-cell table:style-name="Tabela1.C2" office:value-type="string">
            <text:p text:style-name="P7">Zawiera klasy odpowiedzialne za przesyłanie zapytań, komend oraz zdarzeń w obrębie aplikacji.</text:p>
          </table:table-cell>
        </table:table-row>
        <table:table-row>
          <table:covered-table-cell/>
          <table:table-cell table:style-name="Tabela1.A2" office:value-type="string">
            <text:p text:style-name="P7">Utils</text:p>
          </table:table-cell>
          <table:table-cell table:style-name="Tabela1.C2" office:value-type="string">
            <text:p text:style-name="P7">Zawiera klasy fabryk, które pobierają odpowiednie Handlery dla danych akcji.</text:p>
          </table:table-cell>
        </table:table-row>
        <table:table-row>
          <table:table-cell table:style-name="Tabela1.A2" table:number-rows-spanned="2" office:value-type="string">
            <text:p text:style-name="P6">CQRS.Implementation</text:p>
          </table:table-cell>
          <table:table-cell table:style-name="Tabela1.A2" office:value-type="string">
            <text:p text:style-name="P4">Models</text:p>
          </table:table-cell>
          <table:table-cell table:style-name="Tabela1.C2" office:value-type="string">
            <text:p text:style-name="P7"><text:span text:style-name="T7">Projekt</text:span> zawiera szczegółowe implementacje klas zawartych w projekcie CQRS. To tutaj dzieje się logika biznesowa. Podział na foldery jest podobny w poprzednim projekcie, dlatego nie będą one tutaj wymienione.</text:p>
            <text:p text:style-name="P7">Oprócz nich w projekcie znajduje się folder Models, który reprezentuje dane warstwy logiki, czyli obiekty DTO</text:p>
          </table:table-cell>
        </table:table-row>
        <table:table-row>
          <table:covered-table-cell/>
          <table:table-cell table:style-name="Tabela1.A2" office:value-type="string">
            <text:p text:style-name="P7">Profiles</text:p>
          </table:table-cell>
          <table:table-cell table:style-name="Tabela1.C2" office:value-type="string">
            <text:p text:style-name="P7">Folder zawiera profile mapowania dla <text:span text:style-name="T7">wybranych</text:span> encji w bazach danych. Mapowanie zamienia obiekty z warstwy danych na obiekty z warstwy logiki i na odwrót.</text:p>
          </table:table-cell>
        </table:table-row>
        <table:table-row>
          <table:table-cell table:style-name="Tabela1.A2" table:number-rows-spanned="3" office:value-type="string">
            <text:p text:style-name="P6">SkyNote</text:p>
          </table:table-cell>
          <table:table-cell table:style-name="Tabela1.A2" office:value-type="string">
            <text:p text:style-name="P7">App_Data</text:p>
          </table:table-cell>
          <table:table-cell table:style-name="Tabela1.C2" office:value-type="string">
            <text:p text:style-name="P7">W tym folderze przechowują się pliki graficzne dodawane do notatek <text:soft-page-break/>przez użytkowników. Ze względu na potrzebę szybkiego dostępu do zdjęć, zdecydowano, że w bazie <text:span text:style-name="T7">zapisywana</text:span> będzie nazwa pliku, zaś sama zawartość będzie przechowywana na serwerze.</text:p>
          </table:table-cell>
        </table:table-row>
        <table:table-row>
          <table:covered-table-cell/>
          <table:table-cell table:style-name="Tabela1.A2" office:value-type="string">
            <text:p text:style-name="P7">Controllers</text:p>
          </table:table-cell>
          <table:table-cell table:style-name="Tabela1.C2" office:value-type="string">
            <text:p text:style-name="P7">W folderze znajdują się kontrolery zarządzające komunikacją między klientem, a serwerem, które odpowiadają za przekazywanie danych w obie strony. Kontrolery są podzielone względem tematyki któej dotyczą, przykładowo: NoteController, UserController czy GroupController.</text:p>
          </table:table-cell>
        </table:table-row>
        <table:table-row>
          <table:covered-table-cell/>
          <table:table-cell table:style-name="Tabela1.A2" office:value-type="string">
            <text:p text:style-name="P7">ViewModels</text:p>
          </table:table-cell>
          <table:table-cell table:style-name="Tabela1.C2" office:value-type="string">
            <text:p text:style-name="P7">W folderze znajdują się bardziej złożone modele skomponowane z modeli znajdujących się w projekcie CQRS.Implementation.</text:p>
          </table:table-cell>
        </table:table-row>
      </table:table>
      <text:p text:style-name="P2"/>
      <text:p text:style-name="P2">Warstwa danych a zastosowanie dwóch baz.</text:p>
      <text:p text:style-name="P4"><text:span text:style-name="T4"><text:tab/>Przy projektowaniu warstwy danych zdecydowano o posłużeniu się metodą DatabaseFirst, mimo że nie dysponowaliśmy wcześniej zdefiniowaną</text:span><text:span text:style-name="T4"> bazą danych. Jako zespół uznaliśmy, że będzie to łatwiejszy sposób na utrzymanie oraz modyfikacje bazy podczas rozbudowy. </text:span><text:span text:style-name="T3">Za pomocą ADO.NET Entity Data Model Designer dodaliśmy stworzone w MySql bazy. </text:span></text:p>
      <text:p text:style-name="P1"><text:tab/>Aby nie musieć operować na wierszach i tabelach czy obiektach połączenia, dodaliśmy warstwę abstrakcji w postaci biblioteki Entity Framework, która <text:span text:style-name="T7">umożliwia</text:span> działanie <text:span text:style-name="T7">ze stworzonymi</text:span> przez siebie <text:span text:style-name="T7">klasami</text:span> na podstawie modelu stworzonego w ADO. </text:p>
      <text:p text:style-name="P1"><text:tab/>Wcześniej <text:span text:style-name="T7">umotywowano</text:span> rozdzielenie danych na dwa modele, jeden relacyjny, a drugi zdenormalizowany. Idąc krok dalej, można było w całości usunąć model relacyjny, a aktualizację danych przeprowadzać poprzez wspomniany wcześniej magazyn zdarzeń, czy pamięć podręczną. Takie rozwiązanie ma swoje zalety, jednak <text:span text:style-name="T7">postanowiono</text:span> obie bazy, ponieważ jak wspomniano wcześniej wzorzec CQRS, mimo że stanowi ważną cześć w aplikacji, jest małym wzorcem, który <text:span text:style-name="T7">zastosowano</text:span> tylko do elementów wymagających natychmiastowego odświeże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Groty_20_strzałek_20_1" draw:display-name="Groty strzałek 1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2T11:31:16.22</meta:creation-date>
    <dc:date>2015-12-12T18:28:37.83</dc:date>
    <meta:editing-duration>PT6H24M44S</meta:editing-duration>
    <meta:editing-cycles>9</meta:editing-cycles>
    <meta:generator>OpenOffice/4.1.1$Win32 OpenOffice.org_project/411m6$Build-9775</meta:generator>
    <dc:creator>Szymon Ziewiec</dc:creator>
    <meta:document-statistic meta:table-count="1" meta:image-count="0" meta:object-count="0" meta:page-count="3" meta:paragraph-count="61" meta:word-count="723" meta:character-count="5485"/>
  </office:meta>
</office:document-meta>
</file>